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223cm" svg:height="6.096cm" svg:x="7.3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1.287cm" svg:y="9.7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366cm" svg:y="12.81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128cm" svg:y="17.7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842cm" svg:y="22.46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3.413cm" svg:y1="6.08cm" svg:x2="19.669cm" svg:y2="10.271cm">
          <text:p/>
        </draw:line>
        <draw:frame draw:style-name="gr5" draw:layer="layout" svg:width="2.509cm" svg:height="0.962cm" draw:transform="rotate (-0.24923301718479) translate (3.141cm 4.81cm)">
          <draw:text-box>
            <text:p>Screen</text:p>
          </draw:text-box>
        </draw:frame>
        <draw:line draw:style-name="gr6" draw:text-style-name="P1" draw:layer="layout" svg:x1="7.604cm" svg:y1="22.082cm" svg:x2="9.128cm" svg:y2="7.858cm">
          <text:p/>
        </draw:line>
        <draw:line draw:style-name="gr6" draw:text-style-name="P1" draw:layer="layout" svg:x1="7.604cm" svg:y1="22.082cm" svg:x2="12.049cm" svg:y2="8.493cm">
          <text:p/>
        </draw:line>
        <draw:line draw:style-name="gr6" draw:text-style-name="P1" draw:layer="layout" svg:x1="7.605cm" svg:y1="22.083cm" svg:x2="16.367cm" svg:y2="9.763cm">
          <text:p/>
        </draw:line>
        <draw:frame draw:style-name="gr5" draw:layer="layout" svg:width="1.226cm" svg:height="0.962cm" svg:x="13.49cm" svg:y="13.446cm">
          <draw:text-box>
            <text:p>+1</text:p>
          </draw:text-box>
        </draw:frame>
        <draw:frame draw:style-name="gr5" draw:layer="layout" svg:width="1.065cm" svg:height="0.962cm" svg:x="10.779cm" svg:y="17.256cm">
          <draw:text-box>
            <text:p>-1</text:p>
          </draw:text-box>
        </draw:frame>
        <draw:frame draw:style-name="gr5" draw:layer="layout" svg:width="1.226cm" svg:height="0.962cm" svg:x="13.49cm" svg:y="13.446cm">
          <draw:text-box>
            <text:p>+1</text:p>
          </draw:text-box>
        </draw:frame>
        <draw:frame draw:style-name="gr5" draw:layer="layout" svg:width="1.226cm" svg:height="0.962cm" svg:x="7.648cm" svg:y="11.033cm">
          <draw:text-box>
            <text:p>+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4-26T12:17:02</meta:creation-date>
    <dc:date>2012-05-03T14:22:34</dc:date>
    <dc:creator>Etay Meiri</dc:creator>
    <meta:editing-duration>PT16H41M17S</meta:editing-duration>
    <meta:editing-cycles>7</meta:editing-cycles>
    <meta:generator>LibreOffice/3.4$Unix LibreOffice_project/340m1$Build-402</meta:generator>
    <meta:document-statistic meta:object-count="14"/>
  </office:meta>
</office:document-meta>
</file>